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iando Aplicativos sem Código</text:h>
      <text:p text:style-name="Text_20_body"><text:span text:style-name="Strong_20_Emphasis">Criando aplicativo com LibreOffice Base</text:span></text:p>
      <text:p text:style-name="Text_20_body">Algo parecido com o que eu fazia com o MS Access</text:p>
      <text:p text:style-name="Text_20_body">Existe também como “descer” e usuar código, como fazia com o VBA no Access (nem sei se ainda se faz)</text:p>
      <text:p text:style-name="Text_20_body">Documentação (guias, inclusive em pt)<text:line-break/><text:a xlink:type="simple" xlink:href="https://documentation.libreoffice.org/en/english-documentation/" office:target-frame-name="_blank" xlink:show="new" text:style-name="Internet_20_link" text:visited-style-name="Visited_20_Internet_20_Link">https://documentation.libreoffice.org/en/english-documentation/</text:a><text:line-break/><text:a xlink:type="simple" xlink:href="https://documentation.libreoffice.org/assets/Uploads/Documentation/pt-br/OutrosDocs/Introducao-ao-Base.pdf" office:target-frame-name="_blank" xlink:show="new" text:style-name="Internet_20_link" text:visited-style-name="Visited_20_Internet_20_Link">https://documentation.libreoffice.org/assets/Uploads/Documentation/pt-br/OutrosDocs/Introducao-ao-Base.pdf</text:a></text:p>
      <text:p text:style-name="Text_20_body"><text:a xlink:type="simple" xlink:href="https://help.libreoffice.org/latest/pt-BR/text/shared/explorer/database/dabawiz00.html?&amp;DbPAR=BASE&amp;System=UNIX" office:target-frame-name="_blank" xlink:show="new" text:style-name="Internet_20_link" text:visited-style-name="Visited_20_Internet_20_Link">https://help.libreoffice.org/latest/pt-BR/text/shared/explorer/database/dabawiz00.html?&amp;DbPAR=BASE&amp;System=UNIX</text:a></text:p>
      <text:p text:style-name="Text_20_body"><text:span text:style-name="Strong_20_Emphasis">Temos uma IDE</text:span> (Integrated Development Environment) para ajudar a criar macros em Basic.<text:line-break/>Ferramentas — Opções — LibreOffice — IDE do Basic</text:p>
      <text:p text:style-name="Text_20_body">Marque as opções desejadas</text:p>
      <text:p text:style-name="Text_20_body">Veja<text:line-break/><text:a xlink:type="simple" xlink:href="https://help.libreoffice.org/latest/pt-BR/text/shared/optionen/BasicIDE.html?DbPAR=SHARED#bm_id4077578" office:target-frame-name="_blank" xlink:show="new" text:style-name="Internet_20_link" text:visited-style-name="Visited_20_Internet_20_Link">https://help.libreoffice.org/latest/pt-BR/text/shared/optionen/BasicIDE.html?DbPAR=SHARED#bm_id4077578</text:a></text:p>
      <text:p text:style-name="Text_20_body"><text:span text:style-name="Strong_20_Emphasis">Criar macros</text:span><text:line-break/><text:a xlink:type="simple" xlink:href="https://help.libreoffice.org/latest/pt-BR/text/sbasic/shared/01/06130000.html?DbPAR=BASIC#bm_id3145786" office:target-frame-name="_blank" xlink:show="new" text:style-name="Internet_20_link" text:visited-style-name="Visited_20_Internet_20_Link">https://help.libreoffice.org/latest/pt-BR/text/sbasic/shared/01/06130000.html?DbPAR=BASIC#bm_id3145786</text:a></text:p>
      <text:h text:style-name="Heading_20_3" text:outline-level="3">Configurando o LibreOffice Base para o MariaDb</text:h>
      <text:p text:style-name="Text_20_body">Usando o JDBC</text:p>
      <text:p text:style-name="Text_20_body">Irei demonstrar a criação de um pequeno cadastro de clientes e pedidos, estando estas duas tabelas relacionadas para que possamos usar o recurso de master-details do LibreOffice Base</text:p>
      <text:p text:style-name="Text_20_body"><text:span text:style-name="Strong_20_Emphasis">Baixar o JRE de</text:span><text:line-break/><text:a xlink:type="simple" xlink:href="https://www.java.com/pt-BR/download/manual.jsp" office:target-frame-name="_blank" xlink:show="new" text:style-name="Internet_20_link" text:visited-style-name="Visited_20_Internet_20_Link">https://www.java.com/pt-BR/download/manual.jsp</text:a></text:p>
      <text:p text:style-name="Text_20_body">Descompacte e copie para uma pasta que desejar</text:p>
      <text:p text:style-name="Text_20_body"><text:a xlink:type="simple" xlink:href="https://downloads.mariadb.com/Connectors/java/" office:target-frame-name="_blank" xlink:show="new" text:style-name="Internet_20_link" text:visited-style-name="Visited_20_Internet_20_Link">https://downloads.mariadb.com/Connectors/java/</text:a><text:line-break/>Baixar o último estável, que hoje é o connector-java-2.7.3/</text:p>
      <text:p text:style-name="Text_20_body">Salvar e Manter numa pasta</text:p>
      <text:p text:style-name="Text_20_body"><text:span text:style-name="Strong_20_Emphasis">Abrir LibreOffice</text:span></text:p>
      <text:p text:style-name="Text_20_body">Ferramentas — Opções — LibreOffice — Avançado — Adicionar<text:line-break/>Selecione a pasta do JRE — OK</text:p>
      <text:p text:style-name="Text_20_body">Então clique em Caminho da Classe<text:line-break/>Adicionar Arquivo<text:line-break/>Adicionar Arquivo<text:line-break/><text:soft-page-break/>Indicar o mariadb.jar baixado<text:line-break/>OK<text:line-break/>Reiniciar agoar</text:p>
      <text:h text:style-name="Heading_20_3" text:outline-level="3">Criando o Aplicativo</text:h>
      <text:p text:style-name="Text_20_body">Arquivo — Novo — Banco de Dados</text:p>
      <text:p text:style-name="Text_20_body">Cria antes um banco no MySQL e importe para ele o script para o qual deseja criar o sistema no LibreOffice Base</text:p>
      <text:p text:style-name="Text_20_body">No repositório abaixo encontrará o script db.sql que usei neste exemplo:</text:p>
      <text:p text:style-name="Text_20_body"><text:a xlink:type="simple" xlink:href="https://github.com/ribafs/aplicativos-sem-codigo" office:target-frame-name="_blank" xlink:show="new" text:style-name="Internet_20_link" text:visited-style-name="Visited_20_Internet_20_Link">https://github.com/ribafs/aplicativos-sem-codigo</text:a></text:p>
      <text:p text:style-name="Text_20_body">Abaixo em<text:line-break/>Conectar a um banco de dados existente — MySQL<text:line-break/>Próximo<text:line-break/>Conectar utilizando JDBC<text:line-break/>Próximo<text:line-break/>Nome do banco de dados — cadastro<text:line-break/>Servidor — localhost<text:line-break/>Número da porta — 3306<text:line-break/>Testar classe -<text:line-break/>Próximo<text:line-break/>Nome de usuário — root<text:line-break/>Caso use senha no MySQL marque Senha obrigatória<text:line-break/>Finalizar<text:line-break/>Nome — entre o nome do sistema que será criado no LibreOffice Base, que poderá conter tabelas, consultas, formulários e relatórios</text:p>
      <text:p text:style-name="Text_20_body">Clique em Tabelas e veja que as tabelas do seu banco aparecem. Caso não queira trabalhar com alguma, clique nela com o botão direito — Excluir</text:p>
      <text:p text:style-name="Text_20_body">Clique em Formulários<text:line-break/>Duplo clique em Assistente de formulários</text:p>
      <text:p text:style-name="Text_20_body">Clique em &gt;&gt; para adicionar todos os campos da tabela Clientes (acima)</text:p>
      <text:p text:style-name="Text_20_body">Próximo</text:p>
      <text:p text:style-name="Text_20_body">Opção para adicionar subformulários (no caso de tabelas relacionadas)</text:p>
      <text:p text:style-name="Text_20_body"><text:span text:style-name="Strong_20_Emphasis">Adicionar subformulário</text:span><text:line-break/> Subformulário baseado em relação existente<text:line-break/> Selecionar cadastro.pedidos (caso o seu banco chame-se cadastro)</text:p>
      <text:p text:style-name="Text_20_body">Próximo<text:line-break/>Selecione todos os campos clicando em &gt;&gt;<text:line-break/>Próximo</text:p>
      <text:p text:style-name="Text_20_body">Escolha o leyout. Eu gosto do primeiro (Colunas — Rótulos à esquerda) para o form principal e manenho para o sub Como planilha (ou o último)</text:p>
      <text:p text:style-name="Text_20_body"><text:soft-page-break/>Próximo</text:p>
      <text:p text:style-name="Text_20_body">O formulário deve exibir todos os dados</text:p>
      <text:p text:style-name="Text_20_body">Próximo</text:p>
      <text:p text:style-name="Text_20_body">Estilo</text:p>
      <text:p text:style-name="Text_20_body">Selecione e Próximo</text:p>
      <text:p text:style-name="Text_20_body">Nome do formulário — frmClientesPedidos</text:p>
      <text:p text:style-name="Text_20_body">Concluir</text:p>
      <text:h text:style-name="Heading_20_3" text:outline-level="3">Repositório no Github</text:h>
      <text:p text:style-name="Text_20_body">Repositório com o SQL para o MariaDb que usei no aplicativo citado. Também encontrará o próprio aplicativo que criei para este tutorial, portanto se tiver o LibreOffice basta abrir que verá o aplicativo, com o form master-details, um relatório de clientes e alguns tutoriais que baixei do site do LibreOffice. Explore e compartilhe comigo pois comecei a descobrir hoje. Clique no link abaixo</text:p>
      <text:p text:style-name="Text_20_body"><text:a xlink:type="simple" xlink:href="https://github.com/ribafs/aplicativos-sem-codigo" text:style-name="Internet_20_link" text:visited-style-name="Visited_20_Internet_20_Link"><text:span text:style-name="Strong_20_Emphasis">ribafs/aplicativos-sem-codigo</text:span></text:a><text:a xlink:type="simple" xlink:href="https://github.com/ribafs/aplicativos-sem-codigo" text:style-name="Internet_20_link" text:visited-style-name="Visited_20_Internet_20_Link"><text:line-break/></text:a><text:a xlink:type="simple" xlink:href="https://github.com/ribafs/aplicativos-sem-codigo" text:style-name="Internet_20_link" text:visited-style-name="Visited_20_Internet_20_Link"><text:span text:style-name="Emphasis">You can't perform that action at this time. You signed in with another tab or window. You signed out in another tab or…</text:span></text:a><text:a xlink:type="simple" xlink:href="https://github.com/ribafs/aplicativos-sem-codigo" text:style-name="Internet_20_link" text:visited-style-name="Visited_20_Internet_20_Link">github.com</text:a>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2:29:37.039221988</meta:creation-date>
    <dc:date>2021-05-14T13:20:29.543506723</dc:date>
    <meta:editing-duration>PT40M42S</meta:editing-duration>
    <meta:editing-cycles>1</meta:editing-cycles>
    <meta:document-statistic meta:table-count="0" meta:image-count="0" meta:object-count="0" meta:page-count="3" meta:paragraph-count="44" meta:word-count="491" meta:character-count="3693" meta:non-whitespace-character-count="3225"/>
    <meta:generator>LibreOffice/6.4.7.2$Linux_X86_64 LibreOffice_project/40$Build-2</meta:generator>
  </office:meta>
</office:document-meta>
</file>